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0000001F656F819CA9079D8B4.png" manifest:media-type="image/png"/>
  <manifest:file-entry manifest:full-path="Pictures/1000000000000456000001EC40867B70C0CA73EF.png" manifest:media-type="image/png"/>
  <manifest:file-entry manifest:full-path="Pictures/1000000000000454000001ECC251D62A077AE8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74a1" officeooo:paragraph-rsid="000e74a1"/>
    </style:style>
    <style:style style:name="P2" style:family="paragraph" style:parent-style-name="Standard">
      <style:text-properties officeooo:rsid="000ff6b7" officeooo:paragraph-rsid="000ff6b7"/>
    </style:style>
    <style:style style:name="T1" style:family="text">
      <style:text-properties officeooo:rsid="001030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 <text:span text:style-name="T1">60</text:span></text:p>
      <text:p text:style-name="P1"/>
      <text:p text:style-name="P1"><draw:frame draw:style-name="fr1" draw:name="Figura1" text:anchor-type="paragraph" svg:width="17cm" svg:height="7.729cm" draw:z-index="0"><draw:image xlink:href="Pictures/1000000000000450000001F656F819CA9079D8B4.png" xlink:type="simple" xlink:show="embed" xlink:actuate="onLoad"/></draw:frame></text:p>
      <text:p text:style-name="P1"/>
      <text:p text:style-name="P2"><draw:frame draw:style-name="fr1" draw:name="Figura2" text:anchor-type="paragraph" svg:width="17cm" svg:height="7.534cm" draw:z-index="1"><draw:image xlink:href="Pictures/1000000000000456000001EC40867B70C0CA73EF.png" xlink:type="simple" xlink:show="embed" xlink:actuate="onLoad"/></draw:frame></text:p>
      <text:p text:style-name="P2"><draw:frame draw:style-name="fr1" draw:name="Figura3" text:anchor-type="paragraph" svg:width="17cm" svg:height="7.548cm" draw:z-index="2"><draw:image xlink:href="Pictures/1000000000000454000001ECC251D62A077AE89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3:37:10.035000000</meta:creation-date>
    <dc:date>2018-02-09T13:49:56.320000000</dc:date>
    <meta:editing-duration>PT9M12S</meta:editing-duration>
    <meta:editing-cycles>3</meta:editing-cycles>
    <meta:generator>LibreOffice/5.1.4.2$Windows_x86 LibreOffice_project/f99d75f39f1c57ebdd7ffc5f42867c12031db97a</meta:generator>
    <meta:document-statistic meta:table-count="0" meta:image-count="3" meta:object-count="0" meta:page-count="1" meta:paragraph-count="1" meta:word-count="2" meta:character-count="5" meta:non-whitespace-character-count="4"/>
  </office:meta>
</office:document-meta>
</file>